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e4da" officeooo:paragraph-rsid="0015e4da"/>
    </style:style>
    <style:style style:name="P2" style:family="paragraph" style:parent-style-name="Standard">
      <style:text-properties officeooo:rsid="0018c6fd" officeooo:paragraph-rsid="0018c6fd"/>
    </style:style>
    <style:style style:name="P3" style:family="paragraph" style:parent-style-name="Standard">
      <style:text-properties officeooo:rsid="001d1e07" officeooo:paragraph-rsid="0018c6fd"/>
    </style:style>
    <style:style style:name="P4" style:family="paragraph" style:parent-style-name="Standard">
      <style:text-properties officeooo:rsid="001d45b5" officeooo:paragraph-rsid="001d45b5"/>
    </style:style>
    <style:style style:name="P5" style:family="paragraph" style:parent-style-name="Standard">
      <style:text-properties officeooo:rsid="001d6ac0" officeooo:paragraph-rsid="001d6ac0"/>
    </style:style>
    <style:style style:name="P6" style:family="paragraph" style:parent-style-name="Standard">
      <style:text-properties officeooo:rsid="001f1139" officeooo:paragraph-rsid="001f1139"/>
    </style:style>
    <style:style style:name="P7" style:family="paragraph" style:parent-style-name="Standard">
      <style:text-properties officeooo:rsid="0022786f" officeooo:paragraph-rsid="0022786f"/>
    </style:style>
    <style:style style:name="P8" style:family="paragraph" style:parent-style-name="Standard">
      <style:text-properties officeooo:rsid="0024520f" officeooo:paragraph-rsid="0024520f"/>
    </style:style>
    <style:style style:name="P9" style:family="paragraph" style:parent-style-name="Standard">
      <style:text-properties officeooo:rsid="0029a359" officeooo:paragraph-rsid="0029a359"/>
    </style:style>
    <style:style style:name="P10" style:family="paragraph" style:parent-style-name="Standard">
      <style:text-properties officeooo:rsid="002bce1a" officeooo:paragraph-rsid="002bce1a"/>
    </style:style>
    <style:style style:name="P11" style:family="paragraph" style:parent-style-name="Standard">
      <style:text-properties fo:font-weight="bold" officeooo:rsid="001d45b5" officeooo:paragraph-rsid="001d45b5" style:font-weight-asian="bold" style:font-weight-complex="bold"/>
    </style:style>
    <style:style style:name="P12" style:family="paragraph" style:parent-style-name="Standard">
      <style:text-properties fo:font-weight="bold" officeooo:rsid="0022786f" officeooo:paragraph-rsid="0022786f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rsid="0015e4da" officeooo:paragraph-rsid="0015e4da" style:font-size-asian="14pt" style:font-weight-asian="bold" style:font-size-complex="14pt" style:font-weight-complex="bold"/>
    </style:style>
    <style:style style:name="T1" style:family="text">
      <style:text-properties officeooo:rsid="001a905b"/>
    </style:style>
    <style:style style:name="T2" style:family="text">
      <style:text-properties officeooo:rsid="001f1139"/>
    </style:style>
    <style:style style:name="T3" style:family="text">
      <style:text-properties officeooo:rsid="0020bf85"/>
    </style:style>
    <style:style style:name="T4" style:family="text">
      <style:text-properties officeooo:rsid="00261c82"/>
    </style:style>
    <style:style style:name="T5" style:family="text">
      <style:text-properties officeooo:rsid="002a45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Les tableaux à nombre de dimensions variables.</text:p>
      <text:p text:style-name="P1"/>
      <text:p text:style-name="P2">Dans le cadre de ce projet, nous avons choisi <text:span text:style-name="T1">de donner aux joueurs la possibilité de jouer différemment à la bataille navale, notamment de jouer en trois dimensions. Pour cela, nous avons développé un modèle capable de gérer des tableaux à nombre de dimension inconnu à la compilation, implémenté dans la classe Board.</text:span></text:p>
      <text:p text:style-name="P2"/>
      <text:p text:style-name="P11">Définition récursive des Boards :</text:p>
      <text:p text:style-name="P4"/>
      <text:p text:style-name="P5">=&gt; Une case d'un Board est un Board à zéro dimensions.</text:p>
      <text:p text:style-name="P5">=&gt; Un Board à N dimensions, dont les tailles dans chaque dimension sont (TN, TN-1, … , T1) où les Ti sont les tailles, est composé de TN Boards à N - 1 dimensions, dont les <text:span text:style-name="T2">tailles dans chaque dimension</text:span> sont (TN-1, … , T1). </text:p>
      <text:p text:style-name="P5"/>
      <text:p text:style-name="P6">Notez bien que les Boards à N - 1 dimensions ont exactement les même tailles pour chaque dimension. Ainsi, un Board à deux dimensions se<text:span text:style-name="T3">ra toujours représentable comme un rectangle, un Board à trois dimensions peut-être visualisé comme un pavé droit et ceux des dimensions supérieures suivent le même principe, bien qu'ils soient plus difficile à représenter.</text:span></text:p>
      <text:p text:style-name="P6"/>
      <text:p text:style-name="P7">On peut aussi voir le Board comme un arbre particulier avec les propriétés suivantes :</text:p>
      <text:p text:style-name="P7">=&gt; La distance (plus court chemin de la racine à une feuille) et la hauteur (plus long chemin de la racine à une feuille) de l'arbre sont égales.</text:p>
      <text:p text:style-name="P8">=&gt; Tous les nœuds d'un même niveau ont le même nombre de descendants.</text:p>
      <text:p text:style-name="P6"/>
      <text:p text:style-name="P7">Cette structure récursive nous permet d'instancier un Board de n'importe quel nombre de dimensions en lui passant tout simplement un tableau d'entier classique contenant les tailles dans chaque dimension.</text:p>
      <text:p text:style-name="P7"/>
      <text:p text:style-name="P12">Remplissage des Boards :</text:p>
      <text:p text:style-name="P7"/>
      <text:p text:style-name="P7">Pour remplir un tableau classique en programmation, on utilise généralement autant de boucles imbriquées <text:span text:style-name="T4">qu'il y a de dimensions au tableau. Dans le cas du Board, ce n'est pas possible à notre connaissance, puisque le nombre de dimensions est inconnu à la compilation et qu'il faudrait un nombre variable de boucles imbriquées dans le code.</text:span></text:p>
      <text:p text:style-name="P9">Nous avons donc créé un itérateur de Boards à nombre de dimensions zéro, <text:span text:style-name="T5">implémenté dans la classe interne de Board, DimZeroIterator qui donne un par un les Boards à zéro dimensions qui sont les cases du Board.</text:span></text:p>
      <text:p text:style-name="P10">Si on voit le Board comme un arbre, cet itérateur donne les cases dans l'ordre où un parcours en profondeur donnerait les feuilles.</text:p>
      <text:p text:style-name="P6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21:56:25.097226867</meta:creation-date>
    <dc:date>2016-04-23T22:46:52.034790370</dc:date>
    <meta:editing-duration>PT48M24S</meta:editing-duration>
    <meta:editing-cycles>22</meta:editing-cycles>
    <meta:generator>LibreOffice/4.2.8.2$Linux_x86 LibreOffice_project/420m0$Build-2</meta:generator>
    <meta:document-statistic meta:table-count="0" meta:image-count="0" meta:object-count="0" meta:page-count="1" meta:paragraph-count="14" meta:word-count="382" meta:character-count="2244" meta:non-whitespace-character-count="1875"/>
  </office:meta>
</office:document-meta>
</file>